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language="en" fo:country="US" officeooo:rsid="00178591" officeooo:paragraph-rsid="00178591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 officeooo:rsid="00168deb" officeooo:paragraph-rsid="00168deb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c07e7" officeooo:paragraph-rsid="001c07e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Footer">
      <style:text-properties officeooo:paragraph-rsid="00225109"/>
    </style:style>
    <style:style style:name="P10" style:family="paragraph" style:parent-style-name="Table_20_Contents" style:list-style-name="L1">
      <style:text-properties style:font-name="Arial" fo:language="en" fo:country="US" officeooo:rsid="00178591" officeooo:paragraph-rsid="00178591"/>
    </style:style>
    <style:style style:name="P11" style:family="paragraph" style:parent-style-name="Table_20_Contents" style:list-style-name="L2">
      <style:text-properties style:font-name="Arial" fo:language="en" fo:country="US" officeooo:rsid="00178591" officeooo:paragraph-rsid="00178591"/>
    </style:style>
    <style:style style:name="P12" style:family="paragraph" style:parent-style-name="Table_20_Contents" style:list-style-name="L3">
      <style:text-properties style:font-name="Arial" fo:language="en" fo:country="US" officeooo:rsid="00178591" officeooo:paragraph-rsid="00178591"/>
    </style:style>
    <style:style style:name="P13" style:family="paragraph" style:parent-style-name="Table_20_Contents" style:list-style-name="L5">
      <style:text-properties style:font-name="Arial" fo:language="en" fo:country="US" officeooo:rsid="00178591" officeooo:paragraph-rsid="00178591"/>
    </style:style>
    <style:style style:name="P14" style:family="paragraph" style:parent-style-name="Table_20_Contents" style:list-style-name="L6">
      <style:text-properties style:font-name="Arial" fo:language="en" fo:country="US" officeooo:rsid="00178591" officeooo:paragraph-rsid="00178591"/>
    </style:style>
    <style:style style:name="P15" style:family="paragraph" style:parent-style-name="Table_20_Contents" style:list-style-name="L4">
      <style:text-properties style:font-name="Arial" fo:language="en" fo:country="US" fo:font-style="italic" officeooo:rsid="00178591" officeooo:paragraph-rsid="00178591" style:font-style-asian="italic" style:font-style-complex="italic"/>
    </style:style>
    <style:style style:name="P16" style:family="paragraph" style:parent-style-name="Table_20_Contents" style:list-style-name="L5">
      <style:text-properties officeooo:paragraph-rsid="00178591"/>
    </style:style>
    <style:style style:name="P17" style:family="paragraph" style:parent-style-name="Table_20_Contents" style:list-style-name="L6">
      <style:text-properties officeooo:paragraph-rsid="00178591"/>
    </style:style>
    <style:style style:name="T1" style:family="text">
      <style:text-properties fo:font-weight="bold" officeooo:rsid="001a435c" style:font-weight-asian="bold" style:font-weight-complex="bold"/>
    </style:style>
    <style:style style:name="T2" style:family="text">
      <style:text-properties fo:font-weight="bold" officeooo:rsid="00205a28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language="en" fo:country="US" officeooo:rsid="00178591"/>
    </style:style>
    <style:style style:name="T5" style:family="text">
      <style:text-properties officeooo:rsid="001e733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0</text:span></text:p>
          </table:table-cell>
          <table:table-cell table:style-name="Tabelle4.A1" office:value-type="string">
            <text:p text:style-name="P2">Element: <text:span text:style-name="T2">3</text:span></text:p>
          </table:table-cell>
          <table:table-cell table:style-name="Tabelle4.C1" office:value-type="string">
            <text:p text:style-name="P2">Title: <text:span text:style-name="T1">Setup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Screencast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Setup</text:p>
          </table:table-cell>
          <table:table-cell table:style-name="Tabelle1.C2" office:value-type="string">
            <text:list xml:id="list3448528181074015274" text:style-name="L1">
              <text:list-item>
                <text:p text:style-name="P10">We'll have a look at what we need to be up and runn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3">Text editor</text:p>
            <text:p text:style-name="P3">Notepad++</text:p>
          </table:table-cell>
          <table:table-cell table:style-name="Tabelle1.C3" office:value-type="string">
            <text:list xml:id="list2382620355768832795" text:style-name="L2">
              <text:list-item>
                <text:p text:style-name="P11">We use Notepad++</text:p>
              </text:list-item>
              <text:list-item>
                <text:p text:style-name="P11">Great text editor, free and open source</text:p>
              </text:list-item>
              <text:list-item>
                <text:p text:style-name="P11">Syntax highlight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3">Download</text:p>
          </table:table-cell>
          <table:table-cell table:style-name="Tabelle1.C4" office:value-type="string">
            <text:list xml:id="list5661331328990530572" text:style-name="L3">
              <text:list-item>
                <text:p text:style-name="P12"><text:span text:style-name="T6">(Show download from<text:line-break/></text:span><text:a xlink:type="simple" xlink:href="http://www.notepad-plus-plus.org/" text:style-name="Internet_20_link" text:visited-style-name="Visited_20_Internet_20_Link"><text:span text:style-name="T6">http://www.notepad-plus-plus.org</text:span></text:a><text:span text:style-name="T6">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3">Install</text:p>
          </table:table-cell>
          <table:table-cell table:style-name="Tabelle1.C5" office:value-type="string">
            <text:list xml:id="list8099964036702118266" text:style-name="L4">
              <text:list-item>
                <text:p text:style-name="P15">(Show how to install Notepad++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3">VB Script</text:p>
            <text:p text:style-name="P3">Fundamentals</text:p>
          </table:table-cell>
          <table:table-cell table:style-name="Tabelle1.C6" office:value-type="string">
            <text:list xml:id="list4508812256218625951" text:style-name="L5">
              <text:list-item>
                <text:p text:style-name="P13">VBScript provides more functionality than we use in the course</text:p>
              </text:list-item>
              <text:list-item>
                <text:p text:style-name="P13">We use VBScript to learn basic programming concepts, not to learn the language in full depth</text:p>
              </text:list-item>
              <text:list-item>
                <text:p text:style-name="P16"><text:span text:style-name="T4">More information on the language:<text:line-break/></text:span><text:a xlink:type="simple" xlink:href="https://msdn.microsoft.com/en-us/library/0ad0dkea(v=vs.84).aspx" text:style-name="Internet_20_link" text:visited-style-name="Visited_20_Internet_20_Link"><text:span text:style-name="T3">https://msdn.microsoft.com/en-us/library/0ad0dkea(v=vs.84).aspx</text:span></text:a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3">VB Script</text:p>
            <text:p text:style-name="P3">Language Reference</text:p>
          </table:table-cell>
          <table:table-cell table:style-name="Tabelle1.C7" office:value-type="string">
            <text:list xml:id="list8383365911926585857" text:style-name="L6">
              <text:list-item>
                <text:p text:style-name="P14">Full language reference</text:p>
              </text:list-item>
              <text:list-item>
                <text:p text:style-name="P17"><text:span text:style-name="T4">Helpful to get into the details:<text:line-break/></text:span><text:a xlink:type="simple" xlink:href="https://msdn.microsoft.com/en-us/library/d1wf56tt(v=vs.84).aspx" text:style-name="Internet_20_link" text:visited-style-name="Visited_20_Internet_20_Link"><text:span text:style-name="T3">https://msdn.microsoft.com/en-us/library/d1wf56tt(v=vs.84).aspx</text:span></text:a></text:p>
              </text:list-item>
              <text:list-item>
                <text:p text:style-name="P17"><text:span text:style-name="T4">Offline version: </text:span><text:a xlink:type="simple" xlink:href="http://www.microsoft.com/en-us/download/details.aspx?id=2764" text:style-name="Internet_20_link" text:visited-style-name="Visited_20_Internet_20_Link"><text:span text:style-name="T3">http://www.microsoft.com/en-us/download/details.aspx?id=2764</text:span></text:a><text:span text:style-name="T4"><text:line-break/></text:span>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5109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1:00.712000000</meta:creation-date>
    <dc:title>Storyboard</dc:title>
    <meta:editing-duration>PT1M46S</meta:editing-duration>
    <meta:editing-cycles>9</meta:editing-cycles>
    <meta:generator>LibreOffice/5.1.2.2$Windows_x86 LibreOffice_project/d3bf12ecb743fc0d20e0be0c58ca359301eb705f</meta:generator>
    <dc:date>2017-08-07T21:05:43.088000000</dc:date>
    <meta:document-statistic meta:table-count="2" meta:image-count="1" meta:object-count="0" meta:page-count="1" meta:paragraph-count="35" meta:word-count="136" meta:character-count="990" meta:non-whitespace-character-count="852"/>
    <meta:template xlink:type="simple" xlink:actuate="onRequest" xlink:title="Storyboard" xlink:href="file:///C:/Users/Wolfgang/AppData/Roaming/LibreOffice/4/user/template/Storyboard.ott" meta:date="2015-07-26T19:31:00.364000000"/>
  </office:meta>
</office:document-meta>
</file>